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UI Class Documentation</text:h>
      <text:p text:style-name="Text_20_body">The <text:span text:style-name="Source_20_Text">HTMLUI</text:span> class is a C++ wrapper for creating a basic HTML UI window using GTK and WebKit2GTK. It allows loading HTML content from strings or files, registering C++ functions that can be called from JavaScript, and handling communication between JavaScript and C++. This class is useful for creating desktop applications with HTML/CSS/JavaScript frontends.</text:p>
      <text:h text:style-name="Heading_20_2" text:outline-level="2">Header Guard</text:h>
      <text:p text:style-name="Preformatted_20_Text">cpp</text:p>
      <text:p text:style-name="Preformatted_20_Text">Copy code</text:p>
      <text:p text:style-name="P1"><text:span text:style-name="Source_20_Text">#ifndef HTMLUI_H</text:span></text:p>
      <text:p text:style-name="P2"><text:span text:style-name="Source_20_Text">#define HTMLUI_H</text:span></text:p>
      <text:p text:style-name="Text_20_body">Defines the header guard to prevent multiple inclusions of the <text:span text:style-name="Source_20_Text">HTMLUI</text:span> class.</text:p>
      <text:h text:style-name="Heading_20_2" text:outline-level="2">Dependencies</text:h>
      <text:p text:style-name="Preformatted_20_Text">cpp</text:p>
      <text:p text:style-name="Preformatted_20_Text">Copy code</text:p>
      <text:p text:style-name="P1"><text:span text:style-name="Source_20_Text">#include &lt;gtk/gtk.h&gt;</text:span></text:p>
      <text:p text:style-name="P3"><text:span text:style-name="Source_20_Text">#include &lt;webkit2/webkit2.h&gt;</text:span></text:p>
      <text:p text:style-name="P3"><text:span text:style-name="Source_20_Text">#include &lt;functional&gt;</text:span></text:p>
      <text:p text:style-name="P3"><text:span text:style-name="Source_20_Text">#include &lt;unordered_map&gt;</text:span></text:p>
      <text:p text:style-name="P2"><text:span text:style-name="Source_20_Text">#include &lt;string&gt;</text:span></text:p>
      <text:p text:style-name="Text_20_body">Includes the necessary libraries:</text:p>
      <text:list text:style-name="L1">
        <text:list-item>
          <text:p text:style-name="P4"><text:span text:style-name="Source_20_Text">gtk/gtk.h</text:span> for GTK functionality.</text:p>
        </text:list-item>
        <text:list-item>
          <text:p text:style-name="P4"><text:span text:style-name="Source_20_Text">webkit2/webkit2.h</text:span> for WebKit and WebView components.</text:p>
        </text:list-item>
        <text:list-item>
          <text:p text:style-name="P4"><text:span text:style-name="Source_20_Text">functional</text:span> for using <text:span text:style-name="Source_20_Text">std::function</text:span> in callbacks.</text:p>
        </text:list-item>
        <text:list-item>
          <text:p text:style-name="P5"><text:span text:style-name="Source_20_Text">unordered_map</text:span> and <text:span text:style-name="Source_20_Text">string</text:span> for managing JavaScript functions and arguments.</text:p>
        </text:list-item>
      </text:list>
      <text:h text:style-name="Heading_20_2" text:outline-level="2">Class Definition</text:h>
      <text:h text:style-name="Heading_20_3" text:outline-level="3">Public Members</text:h>
      <text:p text:style-name="Preformatted_20_Text">cpp</text:p>
      <text:p text:style-name="Preformatted_20_Text">Copy code</text:p>
      <text:p text:style-name="P1"><text:span text:style-name="Source_20_Text">class HTMLUI {</text:span></text:p>
      <text:p text:style-name="P3"><text:span text:style-name="Source_20_Text">public:</text:span></text:p>
      <text:p text:style-name="P3"><text:soft-page-break/><text:span text:style-name="Source_20_Text"><text:s text:c="4"/>HTMLUI(const std::string&amp; title, int width, int height);</text:span></text:p>
      <text:p text:style-name="P3"><text:span text:style-name="Source_20_Text"><text:s text:c="4"/>~HTMLUI();</text:span></text:p>
      <text:p text:style-name="P3"/>
      <text:p text:style-name="P3"><text:span text:style-name="Source_20_Text"><text:s text:c="4"/>void loadHTML(const std::string&amp; html);</text:span></text:p>
      <text:p text:style-name="P3"><text:span text:style-name="Source_20_Text"><text:s text:c="4"/>void loadFile(const std::string&amp; filepath);</text:span></text:p>
      <text:p text:style-name="P3"><text:span text:style-name="Source_20_Text"><text:s text:c="4"/>void registerFunction(const std::string&amp; functionName, std::function&lt;void(const std::string&amp;)&gt; callback);</text:span></text:p>
      <text:p text:style-name="P3"><text:span text:style-name="Source_20_Text"><text:s text:c="4"/>void run();</text:span></text:p>
      <text:p text:style-name="P2"><text:span text:style-name="Source_20_Text">};</text:span></text:p>
      <text:h text:style-name="Heading_20_3" text:outline-level="3">Private Members</text:h>
      <text:p text:style-name="Preformatted_20_Text">cpp</text:p>
      <text:p text:style-name="Preformatted_20_Text">Copy code</text:p>
      <text:p text:style-name="P1"><text:span text:style-name="Source_20_Text">private:</text:span></text:p>
      <text:p text:style-name="P3"><text:span text:style-name="Source_20_Text"><text:s text:c="4"/>GtkWidget* window;</text:span></text:p>
      <text:p text:style-name="P3"><text:span text:style-name="Source_20_Text"><text:s text:c="4"/>WebKitWebView* webView;</text:span></text:p>
      <text:p text:style-name="P3"><text:span text:style-name="Source_20_Text"><text:s text:c="4"/>std::unordered_map&lt;std::string, std::function&lt;void(const std::string&amp;)&gt;&gt; jsFunctions;</text:span></text:p>
      <text:p text:style-name="P3"/>
      <text:p text:style-name="P3"><text:span text:style-name="Source_20_Text"><text:s text:c="4"/>void initialize(const std::string&amp; title, int width, int height);</text:span></text:p>
      <text:p text:style-name="P3"><text:span text:style-name="Source_20_Text"><text:s text:c="4"/>static void jsCallback(WebKitUserContentManager* manager, WebKitJavascriptResult* jsResult, gpointer userData);</text:span></text:p>
      <text:p text:style-name="P3"><text:span text:style-name="Source_20_Text"><text:s text:c="4"/>void executeJS(const std::string&amp; script);</text:span></text:p>
      <text:p text:style-name="P2"><text:span text:style-name="Source_20_Text">};</text:span></text:p>
      <text:h text:style-name="Heading_20_2" text:outline-level="2">Constructor: <text:span text:style-name="Source_20_Text">HTMLUI(const std::string&amp; title, int width, int height)</text:span></text:h>
      <text:list text:style-name="L2">
        <text:list-item>
          <text:p text:style-name="P6"><text:span text:style-name="Strong_20_Emphasis">Parameters</text:span>:</text:p>
          <text:list>
            <text:list-item>
              <text:p text:style-name="P6"><text:span text:style-name="Source_20_Text">title</text:span>: The title of the window.</text:p>
            </text:list-item>
            <text:list-item>
              <text:p text:style-name="P6"><text:span text:style-name="Source_20_Text">width</text:span>: The initial width of the window.</text:p>
            </text:list-item>
            <text:list-item>
              <text:p text:style-name="P6"><text:span text:style-name="Source_20_Text">height</text:span>: The initial height of the window.</text:p>
            </text:list-item>
          </text:list>
        </text:list-item>
        <text:list-item>
          <text:p text:style-name="P6"><text:span text:style-name="Strong_20_Emphasis">Description</text:span>:</text:p>
          <text:list>
            <text:list-item>
              <text:p text:style-name="P6">Initializes GTK and WebKit components and creates the window with the specified title and dimensions.</text:p>
            </text:list-item>
            <text:list-item>
              <text:p text:style-name="P7">Calls <text:span text:style-name="Source_20_Text">initialize()</text:span> to set up GTK, WebKit, and JavaScript handler.</text:p>
            </text:list-item>
          </text:list>
        </text:list-item>
      </text:list>
      <text:h text:style-name="Heading_20_2" text:outline-level="2">Destructor: <text:span text:style-name="Source_20_Text">~HTMLUI()</text:span></text:h>
      <text:list text:style-name="L3">
        <text:list-item>
          <text:p text:style-name="P8"><text:span text:style-name="Strong_20_Emphasis">Description</text:span>:</text:p>
          <text:list>
            <text:list-item>
              <text:p text:style-name="P9">Cleans up by destroying the GTK window and freeing allocated resources.</text:p>
            </text:list-item>
          </text:list>
        </text:list-item>
      </text:list>
      <text:h text:style-name="Heading_20_2" text:outline-level="2"><text:soft-page-break/>Member Function: <text:span text:style-name="Source_20_Text">void loadHTML(const std::string&amp; html)</text:span></text:h>
      <text:list text:style-name="L4">
        <text:list-item>
          <text:p text:style-name="P10"><text:span text:style-name="Strong_20_Emphasis">Parameters</text:span>:</text:p>
          <text:list>
            <text:list-item>
              <text:p text:style-name="P10"><text:span text:style-name="Source_20_Text">html</text:span>: The HTML content to load in the WebView.</text:p>
            </text:list-item>
          </text:list>
        </text:list-item>
        <text:list-item>
          <text:p text:style-name="P10"><text:span text:style-name="Strong_20_Emphasis">Description</text:span>:</text:p>
          <text:list>
            <text:list-item>
              <text:p text:style-name="P11">Loads HTML content from a string directly into the WebView.</text:p>
            </text:list-item>
          </text:list>
        </text:list-item>
      </text:list>
      <text:h text:style-name="Heading_20_2" text:outline-level="2">Member Function: <text:span text:style-name="Source_20_Text">void loadFile(const std::string&amp; filepath)</text:span></text:h>
      <text:list text:style-name="L5">
        <text:list-item>
          <text:p text:style-name="P12"><text:span text:style-name="Strong_20_Emphasis">Parameters</text:span>:</text:p>
          <text:list>
            <text:list-item>
              <text:p text:style-name="P12"><text:span text:style-name="Source_20_Text">filepath</text:span>: The path to the HTML file.</text:p>
            </text:list-item>
          </text:list>
        </text:list-item>
        <text:list-item>
          <text:p text:style-name="P12"><text:span text:style-name="Strong_20_Emphasis">Description</text:span>:</text:p>
          <text:list>
            <text:list-item>
              <text:p text:style-name="P13">Loads HTML content from a local file into the WebView using a <text:span text:style-name="Source_20_Text">file://</text:span> URI.</text:p>
            </text:list-item>
          </text:list>
        </text:list-item>
      </text:list>
      <text:h text:style-name="Heading_20_2" text:outline-level="2">Member Function: <text:span text:style-name="Source_20_Text">void registerFunction(const std::string&amp; functionName, std::function&lt;void(const std::string&amp;)&gt; callback)</text:span></text:h>
      <text:list text:style-name="L6">
        <text:list-item>
          <text:p text:style-name="P14"><text:span text:style-name="Strong_20_Emphasis">Parameters</text:span>:</text:p>
          <text:list>
            <text:list-item>
              <text:p text:style-name="P14"><text:span text:style-name="Source_20_Text">functionName</text:span>: The name of the function callable from JavaScript.</text:p>
            </text:list-item>
            <text:list-item>
              <text:p text:style-name="P14"><text:span text:style-name="Source_20_Text">callback</text:span>: A C++ function to be invoked when JavaScript calls this function.</text:p>
            </text:list-item>
          </text:list>
        </text:list-item>
        <text:list-item>
          <text:p text:style-name="P14"><text:span text:style-name="Strong_20_Emphasis">Description</text:span>:</text:p>
          <text:list>
            <text:list-item>
              <text:p text:style-name="P15">Registers a C++ function that can be called from JavaScript, allowing bidirectional communication.</text:p>
            </text:list-item>
          </text:list>
        </text:list-item>
      </text:list>
      <text:h text:style-name="Heading_20_2" text:outline-level="2">Member Function: <text:span text:style-name="Source_20_Text">void run()</text:span></text:h>
      <text:list text:style-name="L7">
        <text:list-item>
          <text:p text:style-name="P16"><text:span text:style-name="Strong_20_Emphasis">Description</text:span>:</text:p>
          <text:list>
            <text:list-item>
              <text:p text:style-name="P17">Runs the GTK main loop, which handles the window’s event processing. This function blocks until the GTK main loop is terminated.</text:p>
            </text:list-item>
          </text:list>
        </text:list-item>
      </text:list>
      <text:h text:style-name="Heading_20_2" text:outline-level="2"><text:soft-page-break/>Private Function: <text:span text:style-name="Source_20_Text">void initialize(const std::string&amp; title, int width, int height)</text:span></text:h>
      <text:list text:style-name="L8">
        <text:list-item>
          <text:p text:style-name="P18"><text:span text:style-name="Strong_20_Emphasis">Parameters</text:span>:</text:p>
          <text:list>
            <text:list-item>
              <text:p text:style-name="P18"><text:span text:style-name="Source_20_Text">title</text:span>, <text:span text:style-name="Source_20_Text">width</text:span>, <text:span text:style-name="Source_20_Text">height</text:span>: Parameters for setting up the window.</text:p>
            </text:list-item>
          </text:list>
        </text:list-item>
        <text:list-item>
          <text:p text:style-name="P18"><text:span text:style-name="Strong_20_Emphasis">Description</text:span>:</text:p>
          <text:list>
            <text:list-item>
              <text:p text:style-name="P19">Initializes the GTK application, creates the main window, configures the WebKitWebView with a <text:span text:style-name="Source_20_Text">WebKitUserContentManager</text:span>, and registers the JavaScript message handler.</text:p>
            </text:list-item>
          </text:list>
        </text:list-item>
      </text:list>
      <text:h text:style-name="Heading_20_2" text:outline-level="2">Static Function: <text:span text:style-name="Source_20_Text">void jsCallback(WebKitUserContentManager* manager, WebKitJavascriptResult* jsResult, gpointer userData)</text:span></text:h>
      <text:list text:style-name="L9">
        <text:list-item>
          <text:p text:style-name="P20"><text:span text:style-name="Strong_20_Emphasis">Parameters</text:span>:</text:p>
          <text:list>
            <text:list-item>
              <text:p text:style-name="P20"><text:span text:style-name="Source_20_Text">manager</text:span>: The WebKit user content manager.</text:p>
            </text:list-item>
            <text:list-item>
              <text:p text:style-name="P20"><text:span text:style-name="Source_20_Text">jsResult</text:span>: The result of the JavaScript call.</text:p>
            </text:list-item>
            <text:list-item>
              <text:p text:style-name="P20"><text:span text:style-name="Source_20_Text">userData</text:span>: Pointer to the instance of <text:span text:style-name="Source_20_Text">HTMLUI</text:span>.</text:p>
            </text:list-item>
          </text:list>
        </text:list-item>
        <text:list-item>
          <text:p text:style-name="P20"><text:span text:style-name="Strong_20_Emphasis">Description</text:span>:</text:p>
          <text:list>
            <text:list-item>
              <text:p text:style-name="P20">Handles JavaScript calls by extracting the function name and argument from the message.</text:p>
            </text:list-item>
            <text:list-item>
              <text:p text:style-name="P21">Searches for the function name in <text:span text:style-name="Source_20_Text">jsFunctions</text:span> and, if found, calls the corresponding C++ callback function with the argument.</text:p>
            </text:list-item>
          </text:list>
        </text:list-item>
      </text:list>
      <text:h text:style-name="Heading_20_2" text:outline-level="2">Private Helper Function: <text:span text:style-name="Source_20_Text">void executeJS(const std::string&amp; script)</text:span></text:h>
      <text:list text:style-name="L10">
        <text:list-item>
          <text:p text:style-name="P22"><text:span text:style-name="Strong_20_Emphasis">Parameters</text:span>:</text:p>
          <text:list>
            <text:list-item>
              <text:p text:style-name="P22"><text:span text:style-name="Source_20_Text">script</text:span>: JavaScript code to execute in the WebView.</text:p>
            </text:list-item>
          </text:list>
        </text:list-item>
        <text:list-item>
          <text:p text:style-name="P22"><text:span text:style-name="Strong_20_Emphasis">Description</text:span>:</text:p>
          <text:list>
            <text:list-item>
              <text:p text:style-name="P23">Executes JavaScript code in the WebView, useful for injecting custom scripts from C++.</text:p>
            </text:list-item>
          </text:list>
        </text:list-item>
      </text:list>
      <text:h text:style-name="Heading_20_2" text:outline-level="2"><text:soft-page-break/>Usage Example</text:h>
      <text:p text:style-name="Preformatted_20_Text">cpp</text:p>
      <text:p text:style-name="Preformatted_20_Text">Copy code</text:p>
      <text:p text:style-name="P1"><text:span text:style-name="Source_20_Text">#include "HTMLUI.h"</text:span></text:p>
      <text:p text:style-name="P3"/>
      <text:p text:style-name="P3"><text:span text:style-name="Source_20_Text">int main() {</text:span></text:p>
      <text:p text:style-name="P3"><text:span text:style-name="Source_20_Text"><text:s text:c="4"/>HTMLUI ui("HTML UI Window", 800, 600);</text:span></text:p>
      <text:p text:style-name="P3"/>
      <text:p text:style-name="P3"><text:span text:style-name="Source_20_Text"><text:s text:c="4"/>ui.loadHTML("&lt;html&gt;&lt;body&gt;&lt;h1&gt;Hello, World!&lt;/h1&gt;&lt;button onclick='window.webkit.messageHandlers.nativeCallback.postMessage(\"sayHello:Hello from JS\")'&gt;Click me&lt;/button&gt;&lt;/body&gt;&lt;/html&gt;");</text:span></text:p>
      <text:p text:style-name="P3"/>
      <text:p text:style-name="P3"><text:span text:style-name="Source_20_Text"><text:s text:c="4"/>ui.registerFunction("sayHello", [](const std::string&amp; message) {</text:span></text:p>
      <text:p text:style-name="P3"><text:span text:style-name="Source_20_Text"><text:s text:c="8"/>std::cout &lt;&lt; "Message from JavaScript: " &lt;&lt; message &lt;&lt; std::endl;</text:span></text:p>
      <text:p text:style-name="P3"><text:span text:style-name="Source_20_Text"><text:s text:c="4"/>});</text:span></text:p>
      <text:p text:style-name="P3"/>
      <text:p text:style-name="P3"><text:span text:style-name="Source_20_Text"><text:s text:c="4"/>ui.run();</text:span></text:p>
      <text:p text:style-name="P3"><text:span text:style-name="Source_20_Text"><text:s text:c="4"/>return 0;</text:span></text:p>
      <text:p text:style-name="P2"><text:span text:style-name="Source_20_Text">}</text:span></text:p>
      <text:h text:style-name="Heading_20_3" text:outline-level="3">Explanation:</text:h>
      <text:list text:style-name="L11">
        <text:list-item>
          <text:p text:style-name="P24"><text:span text:style-name="Strong_20_Emphasis">Creating HTMLUI instance</text:span>: Initializes the window with a title and size.</text:p>
        </text:list-item>
        <text:list-item>
          <text:p text:style-name="P24"><text:span text:style-name="Strong_20_Emphasis">Loading HTML</text:span>: Loads an HTML string with JavaScript to call the C++ function <text:span text:style-name="Source_20_Text">sayHello</text:span>.</text:p>
        </text:list-item>
        <text:list-item>
          <text:p text:style-name="P24"><text:span text:style-name="Strong_20_Emphasis">Registering Function</text:span>: Registers a function <text:span text:style-name="Source_20_Text">sayHello</text:span> in C++ to handle messages from JavaScript.</text:p>
        </text:list-item>
        <text:list-item>
          <text:p text:style-name="P25"><text:span text:style-name="Strong_20_Emphasis">Running the UI</text:span>: Starts the GTK main loop to display the UI.</text:p>
        </text:list-item>
      </text:list>
      <text:p text:style-name="Horizontal_20_Line"/>
      <text:h text:style-name="Heading_20_2" text:outline-level="2">End of Documentation</text:h>
      <text:p text:style-name="Preformatted_20_Text">cpp</text:p>
      <text:p text:style-name="Preformatted_20_Text">Copy code</text:p>
      <text:p text:style-name="P26"><text:span text:style-name="Source_20_Text">#endif // HTMLUI_H</text:span></text:p>
      <text:p text:style-name="Text_20_body">The <text:span text:style-name="Source_20_Text">HTMLUI</text:span> class offers a simple way to embed HTML content in a GTK window and enables interaction between C++ and JavaScript, making it versatile for hybrid application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oto Serif" fo:font-family="'Noto Serif'" style:font-family-generic="roman" style:font-pitch="variable" fo:font-size="24pt" fo:font-weight="bold" style:font-name-asian="Noto Sans1" style:font-family-asian="'Noto Sans'" style:font-family-generic-asian="system" style:font-pitch-asian="variable" style:font-size-asian="24pt" style:font-weight-asian="bold" style:font-name-complex="FreeSans2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1:47:12.099864432</meta:creation-date>
    <dc:date>2024-10-29T11:47:33.686182204</dc:date>
    <meta:editing-duration>PT22S</meta:editing-duration>
    <meta:editing-cycles>1</meta:editing-cycles>
    <meta:document-statistic meta:table-count="0" meta:image-count="0" meta:object-count="0" meta:page-count="5" meta:paragraph-count="116" meta:word-count="700" meta:character-count="5132" meta:non-whitespace-character-count="4515"/>
    <meta:generator>LibreOffice/24.8.2.1$Linux_X86_64 LibreOffice_project/480$Build-1</meta:generator>
  </office:meta>
</office:document-meta>
</file>